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12ec7" officeooo:paragraph-rsid="00230a41"/>
    </style:style>
    <style:style style:name="P2" style:family="paragraph" style:parent-style-name="Standard">
      <style:text-properties officeooo:paragraph-rsid="0012fae9"/>
    </style:style>
    <style:style style:name="P3" style:family="paragraph" style:parent-style-name="Standard">
      <style:paragraph-properties fo:text-align="justify" style:justify-single-word="false"/>
      <style:text-properties officeooo:rsid="0016aedf" officeooo:paragraph-rsid="0016aedf"/>
    </style:style>
    <style:style style:name="P4" style:family="paragraph" style:parent-style-name="Standard">
      <style:text-properties fo:font-weight="bold" officeooo:rsid="0012fae9" officeooo:paragraph-rsid="0012fae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f927e" officeooo:paragraph-rsid="001f927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f927e" officeooo:paragraph-rsid="001f927e"/>
    </style:style>
    <style:style style:name="P7" style:family="paragraph" style:parent-style-name="Footnote">
      <style:paragraph-properties fo:text-align="justify" style:justify-single-word="false"/>
      <style:text-properties officeooo:rsid="0016aedf" officeooo:paragraph-rsid="0016aedf"/>
    </style:style>
    <style:style style:name="P8" style:family="paragraph" style:parent-style-name="Footnote">
      <style:paragraph-properties fo:text-align="justify" style:justify-single-word="false"/>
      <style:text-properties officeooo:rsid="0019051a" officeooo:paragraph-rsid="0019051a"/>
    </style:style>
    <style:style style:name="P9" style:family="paragraph" style:parent-style-name="Footnote">
      <style:text-properties officeooo:rsid="001de063" officeooo:paragraph-rsid="001de063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6aedf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c6dad" officeooo:paragraph-rsid="00242ff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af094" officeooo:paragraph-rsid="001bb36b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1f927e" officeooo:paragraph-rsid="001f927e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1de063" officeooo:paragraph-rsid="0026f946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1f1168" officeooo:paragraph-rsid="0026f946"/>
    </style:style>
    <style:style style:name="P17" style:family="paragraph" style:parent-style-name="Footnote">
      <style:text-properties officeooo:rsid="001af094" officeooo:paragraph-rsid="001af094"/>
    </style:style>
    <style:style style:name="T1" style:family="text">
      <style:text-properties officeooo:rsid="00230a41"/>
    </style:style>
    <style:style style:name="T2" style:family="text">
      <style:text-properties officeooo:rsid="0026f946"/>
    </style:style>
    <style:style style:name="T3" style:family="text">
      <style:text-properties officeooo:rsid="000e284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3a7" style:font-weight-asian="bold" style:font-weight-complex="bold"/>
    </style:style>
    <style:style style:name="T6" style:family="text">
      <style:text-properties fo:font-weight="bold" officeooo:rsid="001de063" style:font-weight-asian="bold" style:font-weight-complex="bold"/>
    </style:style>
    <style:style style:name="T7" style:family="text">
      <style:text-properties fo:font-weight="bold" officeooo:rsid="001f7670" style:font-weight-asian="bold" style:font-weight-complex="bold"/>
    </style:style>
    <style:style style:name="T8" style:family="text">
      <style:text-properties fo:font-weight="bold" officeooo:rsid="0016aedf" style:font-weight-asian="bold" style:font-weight-complex="bold"/>
    </style:style>
    <style:style style:name="T9" style:family="text">
      <style:text-properties officeooo:rsid="0016aedf"/>
    </style:style>
    <style:style style:name="T10" style:family="text">
      <style:text-properties officeooo:rsid="001823a7"/>
    </style:style>
    <style:style style:name="T11" style:family="text">
      <style:text-properties officeooo:rsid="0018d974"/>
    </style:style>
    <style:style style:name="T12" style:family="text">
      <style:text-properties fo:language="en" fo:country="GB" style:font-size-asian="10.5pt"/>
    </style:style>
    <style:style style:name="T13" style:family="text">
      <style:text-properties fo:language="en" fo:country="GB" officeooo:rsid="001d73dd" style:font-size-asian="10.5pt"/>
    </style:style>
    <style:style style:name="T14" style:family="text">
      <style:text-properties officeooo:rsid="001de06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1168"/>
    </style:style>
    <style:style style:name="T17" style:family="text">
      <style:text-properties officeooo:rsid="001f7670"/>
    </style:style>
    <style:style style:name="T18" style:family="text">
      <style:text-properties officeooo:rsid="00242ff9"/>
    </style:style>
    <style:style style:name="T19" style:family="text">
      <style:text-properties fo:font-weight="normal" officeooo:rsid="00242ff9" style:font-weight-asian="normal" style:font-weight-complex="normal"/>
    </style:style>
    <style:style style:name="T20" style:family="text">
      <style:text-properties fo:font-weight="normal" officeooo:rsid="002c7e8a" style:font-weight-asian="normal" style:font-weight-complex="normal"/>
    </style:style>
    <style:style style:name="T21" style:family="text">
      <style:text-properties officeooo:rsid="00283323"/>
    </style:style>
    <style:style style:name="T22" style:family="text">
      <style:text-properties officeooo:rsid="002a0822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fo:language="en" fo:country="GB" style:font-size-asian="10.5pt"/>
    </style:style>
    <style:style style:name="T25" style:family="text">
      <style:text-properties style:text-line-through-style="solid" style:text-line-through-type="single" fo:language="en" fo:country="GB" officeooo:rsid="001d73dd" style:font-size-asian="10.5pt"/>
    </style:style>
    <style:style style:name="T26" style:family="text">
      <style:text-properties style:text-line-through-style="solid" style:text-line-through-type="single" officeooo:rsid="002e08f2"/>
    </style:style>
    <style:style style:name="T27" style:family="text">
      <style:text-properties officeooo:rsid="002e08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Què cal fer?</text:h>
      <text:p text:style-name="P3"/>
      <text:list xml:id="list1281872565" text:style-name="L1">
        <text:list-item>
          <text:p text:style-name="P11"><text:span text:style-name="T9">Instal·lar</text:span><text:span text:style-name="T9"><text:note text:id="ftn1" text:note-class="footnote"><text:note-citation>1</text:note-citation><text:note-body><text:p text:style-name="P7">La versió proposada es pot trobar <text:span text:style-name="T21">a </text:span><text:a xlink:type="simple" xlink:href="https://netbeans.apache.org/front/main/download/nb14/" text:style-name="Internet_20_link" text:visited-style-name="Visited_20_Internet_20_Link"><text:span text:style-name="T21">https://netbeans.apache.org/front/main/download/nb14/</text:span></text:a><text:span text:style-name="T21"> </text:span>i, per «instal·lar-la», només <text:span text:style-name="T3">cal </text:span><text:span text:style-name="T4">descomprimir el fitxer ZIP</text:span> i ja es pot executar el fitxer binari des de l<text:span text:style-name="T11">a</text:span> terminal.</text:p></text:note-body></text:note></text:span><text:span text:style-name="T9"> una nova versió de l’IDE lliure </text:span><text:span text:style-name="T8">Apache Netbeans</text:span><text:span text:style-name="T9"> independent de la que (possiblement) utilitzeu per al mòdul de Programació. Afegir el(s) mòdul(s) que calgui</text:span><text:span text:style-name="T9"><text:note text:id="ftn2" text:note-class="footnote"><text:note-citation>2</text:note-citation><text:note-body><text:p text:style-name="P9"><text:span text:style-name="T4">Pista</text:span>: si obriu un fitxer amb extensió .java us demanarà, <text:span text:style-name="T22">si cal,</text:span> quins <text:span text:style-name="T15">plugins</text:span> voleu instal·lar.</text:p></text:note-body></text:note></text:span><text:span text:style-name="T9"> per a poder compilar un programa Java. Compilar i executar un programa Java amb aquest IDE.</text:span></text:p>
        </text:list-item>
        <text:list-item>
          <text:p text:style-name="P12"><text:span text:style-name="T18">Instal·lar l’IDE/editor </text:span><text:span text:style-name="T5">Visual Studio Code</text:span><text:span text:style-name="T5"><text:note text:id="ftn3" text:note-class="footnote"><text:note-citation>3</text:note-citation><text:note-body><text:p text:style-name="P8">Podeu seguir les indicacions d’aquesta pàgina: <text:a xlink:type="simple" xlink:href="https://itsfoss.com/install-visual-studio-code-ubuntu/" text:style-name="Internet_20_link" text:visited-style-name="Visited_20_Internet_20_Link">https://itsfoss.com/install-visual-studio-code-ubuntu/</text:a> (apartat «Method 2: Using the .deb/.rpm packages»)</text:p></text:note-body></text:note></text:span><text:span text:style-name="T5"> </text:span><text:span text:style-name="T19">(si no ho heu fet abans </text:span><text:span text:style-name="T20">per algun altre mòdul</text:span><text:span text:style-name="T19">) i </text:span><text:span text:style-name="T10">afegir-li, si cal, el complement (plugin) necessari per a poder compilar </text:span><text:s/>un programa <text:span text:style-name="T4">Java</text:span> amb <text:span text:style-name="T4">Visual Studio Code</text:span>. <text:span text:style-name="T4">Pista</text:span>: <text:a xlink:type="simple" xlink:href="https://code.visualstudio.com/docs/java/java-debugging" text:style-name="Internet_20_link" text:visited-style-name="Visited_20_Internet_20_Link">https://code.visualstudio.com/docs/java/java-debugging</text:a> </text:p>
        </text:list-item>
        <text:list-item>
          <text:p text:style-name="P13">Instal·lar l’IDE<text:note text:id="ftn4" text:note-class="footnote"><text:note-citation>4</text:note-citation><text:note-body><text:p text:style-name="P17">El podeu descarregar en versió comprimida per «descomprimir i executar» des de la seva pàgina oficial: <text:a xlink:type="simple" xlink:href="https://www.jetbrains.com/idea/" text:style-name="Internet_20_link" text:visited-style-name="Visited_20_Internet_20_Link">https://www.jetbrains.com/idea/</text:a> </text:p></text:note-body></text:note> propietari, però amb versió <text:span text:style-name="T23">«</text:span><text:span text:style-name="T24">co</text:span><text:span text:style-name="T25">m</text:span><text:span text:style-name="T24">munity</text:span><text:span text:style-name="T23">»</text:span> «<text:span text:style-name="T27">trial»,</text:span> <text:span text:style-name="T4">IDEA</text:span>. <text:span text:style-name="T9">Compilar i executar un programa Java amb aquest IDE.</text:span></text:p>
        </text:list-item>
      </text:list>
      <text:h text:style-name="P10" text:outline-level="2">Què cal lliurar?</text:h>
      <text:list xml:id="list1296940899" text:style-name="L2">
        <text:list-item>
          <text:p text:style-name="P15">Un vídeo <text:span text:style-name="T4">CognomsNom.mp4</text:span> <text:span text:style-name="T2">en la tasca </text:span><text:span text:style-name="T4">Netbeans</text:span><text:span text:style-name="T2"> on</text:span> es vegi que s’engega la versió independent <text:span text:style-name="T16">de Netbeans i com s’executa un programa Java.</text:span></text:p>
        </text:list-item>
        <text:list-item>
          <text:p text:style-name="P16">Un vídeo <text:span text:style-name="T6">CognomsNom.mp4</text:span><text:span text:style-name="T14"> en la tasca </text:span><text:span text:style-name="T4">VSC</text:span><text:span text:style-name="T7">java</text:span><text:span text:style-name="T6"> </text:span>on<text:span text:style-name="T14"> es vegi </text:span>com s’executa, <text:span text:style-name="T17">des de Visual Studio Code,</text:span> un programa <text:span text:style-name="T17">Java</text:span>.</text:p>
        </text:list-item>
        <text:list-item>
          <text:p text:style-name="P16">Un vídeo <text:span text:style-name="T6">CognomsNom.mp4</text:span><text:span text:style-name="T14"> en la tasca </text:span><text:span text:style-name="T7">IDEA</text:span><text:span text:style-name="T2"> es vegi </text:span>com s’executa, <text:span text:style-name="T17">amb IDEA,</text:span> un programa <text:span text:style-name="T17">Java</text:span>.</text:p>
        </text:list-item>
      </text:list>
      <text:p text:style-name="P6"/>
      <text:p text:style-name="P5">Important: </text:p>
      <text:list xml:id="list2847043388" text:style-name="L3">
        <text:list-item>
          <text:p text:style-name="P14">En tots els vídeos lliurats s’ha de veure clarament que la feina s’està realitzant des de la màquina (disc dur) de la persona que fa el lliurament.</text:p>
        </text:list-item>
        <text:list-item>
          <text:p text:style-name="P14">El límit de càrrega de la tasca són 50MB. <text:span text:style-name="T2">Es recomana que els vídeos siguin curts.</text:span></text:p>
        </text:list-item>
      </text:list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2ec7" officeooo:paragraph-rsid="00230a41"/>
    </style:style>
    <style:style style:name="MT1" style:family="text">
      <style:text-properties officeooo:rsid="00230a41"/>
    </style:style>
    <style:style style:name="MT2" style:family="text">
      <style:text-properties officeooo:rsid="0026f9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·lació i ús d’IDEs<text:tab/><text:span text:style-name="MT1">C</text:span>urs 202<text:span text:style-name="MT2">4</text:span>-202<text:span text:style-name="MT2">5</text:span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25:04.823801204</meta:creation-date>
    <dc:date>2024-11-11T22:15:53.743439532</dc:date>
    <meta:editing-duration>PT2H36M24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95" meta:character-count="1916" meta:non-whitespace-character-count="1641"/>
  </office:meta>
</office:document-meta>
</file>